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E0E7B632359A8778B6.png" manifest:media-type="image/png"/>
  <manifest:file-entry manifest:full-path="Pictures/10000201000001E0000001E0F75CA4C98ED4CD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>
      <style:graphic-properties svg:stroke-width="0.04cm" svg:stroke-color="#000000" draw:marker-start-width="0.17cm" draw:marker-end="Rounded_20_short_20_Arrow" draw:marker-end-width="0.17cm" draw:fill="none" draw:fill-color="#000066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none" draw:stroke-dash="Dashed_20__28_var_29__20_2" svg:stroke-width="0.04cm" svg:stroke-color="#000000" draw:marker-start-width="0.17cm" draw:marker-start-center="false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-dash="Dashed_20__28_var_29__20_2" svg:stroke-width="0.04cm" svg:stroke-color="#000000" draw:marker-start="" draw:marker-start-width="0.17cm" draw:marker-start-center="false" draw:marker-end="Rounded_20_short_20_Arrow" draw:marker-end-width="0.17cm" draw:marker-end-center="false" svg:stroke-opacity="100%" draw:stroke-linejoin="round"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0000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ellipse draw:style-name="gr1" draw:text-style-name="P1" draw:layer="layout" svg:width="0.955cm" svg:height="0.964cm" draw:transform="skewX (0.00104719755119655) rotate (-0.482409005251232) translate (4.845cm 4.96cm)">
            <text:p/>
          </draw:ellipse>
          <draw:g>
            <draw:circle draw:style-name="gr2" draw:text-style-name="P1" draw:layer="layout" svg:width="0.494cm" svg:height="0.493cm" draw:transform="skewX (-0.00209439510239322) rotate (-1.96750966577321) translate (6.344cm 5.079cm)">
              <text:p/>
            </draw:circle>
            <draw:line draw:style-name="gr3" draw:text-style-name="P1" draw:layer="layout" svg:x1="5.815cm" svg:y1="5.364cm" svg:x2="5.471cm" svg:y2="5.606cm">
              <text:p/>
            </draw:line>
            <draw:circle draw:style-name="gr4" draw:text-style-name="P1" draw:layer="layout" svg:width="0.494cm" svg:height="0.494cm" draw:transform="rotate (-1.96750966577321) translate (7.932cm 4.126cm)">
              <text:p/>
            </draw:circle>
            <draw:circle draw:style-name="gr5" draw:text-style-name="P1" draw:layer="layout" svg:width="0.472cm" svg:height="0.472cm" draw:transform="skewX (-0.00418879020478633) rotate (-1.9710003242772) translate (8.968cm 3.406cm)">
              <text:p/>
            </draw:circle>
            <draw:line draw:style-name="gr6" draw:text-style-name="P1" draw:layer="layout" svg:x1="8.527cm" svg:y1="4.169cm" svg:x2="7.883cm" svg:y2="4.232cm">
              <text:p/>
            </draw:line>
            <draw:circle draw:style-name="gr7" draw:text-style-name="P1" draw:layer="layout" svg:width="0.449cm" svg:height="0.449cm" draw:transform="rotate (-1.96663700114721) translate (9.075cm 4.114cm)">
              <text:p/>
            </draw:circle>
            <draw:circle draw:style-name="gr8" draw:text-style-name="P1" draw:layer="layout" svg:width="0.491cm" svg:height="0.492cm" draw:transform="rotate (-1.96785873162361) translate (8.229cm 5.731cm)">
              <text:p/>
            </draw:circle>
            <draw:circle draw:style-name="gr9" draw:text-style-name="P1" draw:layer="layout" svg:width="0.464cm" svg:height="0.464cm" draw:transform="skewX (-0.00209439510239317) rotate (-1.9689059291748) translate (8.582cm 2.831cm)">
              <text:p/>
            </draw:circle>
            <draw:line draw:style-name="gr10" draw:text-style-name="P1" draw:layer="layout" svg:x1="8.389cm" svg:y1="4.763cm" svg:x2="7.909cm" svg:y2="4.406cm">
              <text:p/>
            </draw:line>
            <draw:line draw:style-name="gr11" draw:text-style-name="P1" draw:layer="layout" svg:x1="7.831cm" svg:y1="5.498cm" svg:x2="7.63cm" svg:y2="4.605cm">
              <text:p/>
            </draw:line>
            <draw:line draw:style-name="gr12" draw:text-style-name="P1" draw:layer="layout" svg:x1="8.08cm" svg:y1="3.186cm" svg:x2="7.693cm" svg:y2="3.983cm">
              <text:p/>
            </draw:line>
            <draw:path draw:style-name="gr13" draw:text-style-name="P2" draw:layer="layout" svg:width="2.779cm" svg:height="0.568cm" draw:transform="rotate (0.0726056968829641) translate (5.35293295255764cm 5.94488961754863cm)" svg:viewBox="0 0 2780 569" svg:d="M0 0c308 131 3265 1057 2711 226">
              <text:p/>
            </draw:path>
            <draw:path draw:style-name="gr13" draw:text-style-name="P2" draw:layer="layout" svg:width="3.24cm" svg:height="0.614cm" draw:transform="skewX (-0.00139626340159545) rotate (0.072954762733363) translate (5.34561598752119cm 5.84665768675727cm)" svg:viewBox="0 0 3241 615" svg:d="M0 98c308 132 3641 1151 3201-98">
              <text:p/>
            </draw:path>
            <draw:path draw:style-name="gr13" draw:text-style-name="P2" draw:layer="layout" svg:width="3.65cm" svg:height="1.277cm" draw:transform="skewX (-0.000698131700797735) rotate (0.072954762733363) translate (5.2996533699203cm 5.2228075077235cm)" svg:viewBox="0 0 3651 1278" svg:d="M0 724c308 132 3818 1541 3645-724">
              <text:p/>
            </draw:path>
            <draw:path draw:style-name="gr13" draw:text-style-name="P2" draw:layer="layout" svg:width="3.928cm" svg:height="1.849cm" draw:transform="rotate (0.072954762733363) translate (5.2584883338626cm 4.65502104026654cm)" svg:viewBox="0 0 3929 1850" svg:d="M0 1293c308 132 4798 1774 3779-1293">
              <text:p/>
            </draw:path>
            <draw:circle draw:style-name="gr14" draw:text-style-name="P1" draw:layer="layout" svg:width="0.446cm" svg:height="0.446cm" draw:transform="skewX (-0.00226892802759257) rotate (-1.9692549950252) translate (8.672cm 5.33cm)">
              <text:p/>
            </draw:circle>
            <draw:line draw:style-name="gr15" draw:text-style-name="P1" draw:layer="layout" svg:x1="8.168cm" svg:y1="5.174cm" svg:x2="7.781cm" svg:y2="4.594cm">
              <text:p/>
            </draw:line>
            <draw:path draw:style-name="gr13" draw:text-style-name="P2" draw:layer="layout" svg:width="4.515cm" svg:height="3.427cm" draw:transform="skewX (0.00034906585039887) rotate (0.0733038285837618) translate (5.15325884100272cm 3.21278920350589cm)" svg:viewBox="0 0 4516 3428" svg:d="M0 2739c1908 1021 3845 870 4410-208 339-647-164-2484-1091-2531">
              <text:p/>
            </draw:path>
            <draw:circle draw:style-name="gr16" draw:text-style-name="P1" draw:layer="layout" svg:width="0.446cm" svg:height="0.446cm" draw:transform="rotate (-1.96716059992281) translate (8.941cm 4.787cm)">
              <text:p/>
            </draw:circle>
            <draw:line draw:style-name="gr17" draw:text-style-name="P1" draw:layer="layout" svg:x1="8.393cm" svg:y1="3.668cm" svg:x2="7.881cm" svg:y2="4.055cm">
              <text:p/>
            </draw:line>
            <draw:circle draw:style-name="gr18" draw:text-style-name="P1" draw:layer="layout" svg:width="0.493cm" svg:height="0.494cm" draw:transform="skewX (0.00401425727958697) rotate (-1.96820779747401) translate (7.163cm 4.224cm)">
              <text:p/>
            </draw:circle>
            <draw:circle draw:style-name="gr19" draw:text-style-name="P1" draw:layer="layout" svg:width="0.494cm" svg:height="0.494cm" draw:transform="skewX (-0.0020943951023932) rotate (-1.9701276596512) translate (7.25cm 4.965cm)">
              <text:p/>
            </draw:circle>
            <draw:line draw:style-name="gr20" draw:text-style-name="P1" draw:layer="layout" svg:x1="7.437cm" svg:y1="4.317cm" svg:x2="7.098cm" svg:y2="4.361cm">
              <text:p/>
            </draw:line>
            <draw:line draw:style-name="gr21" draw:text-style-name="P1" draw:layer="layout" svg:x1="6.646cm" svg:y1="5.16cm" svg:x2="6.307cm" svg:y2="5.204cm">
              <text:p/>
            </draw:line>
            <draw:line draw:style-name="gr22" draw:text-style-name="P1" draw:layer="layout" svg:x1="6.89cm" svg:y1="4.628cm" svg:x2="6.901cm" svg:y2="4.826cm">
              <text:p/>
            </draw:line>
            <draw:path draw:style-name="gr13" draw:text-style-name="P2" draw:layer="layout" svg:width="4.226cm" svg:height="2.658cm" draw:transform="rotate (0.0727802298081635) translate (5.20507616548119cm 3.91306532148476cm)" svg:viewBox="0 0 4227 2659" svg:d="M0 2037c308 132 6017 2205 3657-2037">
              <text:p/>
            </draw:path>
          </draw:g>
          <draw:g>
            <draw:ellipse draw:style-name="gr23" draw:text-style-name="P1" draw:layer="layout" svg:width="0.494cm" svg:height="0.492cm" draw:transform="skewX (0.00209439510239312) rotate (-0.602662190713642) translate (4.79cm 4.172cm)">
              <text:p/>
            </draw:ellipse>
            <draw:line draw:style-name="gr24" draw:text-style-name="P1" draw:layer="layout" svg:x1="4.96cm" svg:y1="4.75cm" svg:x2="5.126cm" svg:y2="5.137cm">
              <text:p/>
            </draw:line>
            <draw:ellipse draw:style-name="gr25" draw:text-style-name="P1" draw:layer="layout" svg:width="0.494cm" svg:height="0.496cm" draw:transform="rotate (-0.607025513843628) translate (4.188cm 2.42cm)">
              <text:p/>
            </draw:ellipse>
            <draw:circle draw:style-name="gr26" draw:text-style-name="P1" draw:layer="layout" svg:width="0.472cm" svg:height="0.472cm" draw:transform="skewX (0.00209439510239319) rotate (-0.604407519965636) translate (3.698cm 1.259cm)">
              <text:p/>
            </draw:circle>
            <draw:line draw:style-name="gr27" draw:text-style-name="P1" draw:layer="layout" svg:x1="4.354cm" svg:y1="1.848cm" svg:x2="4.282cm" svg:y2="2.491cm">
              <text:p/>
            </draw:line>
            <draw:circle draw:style-name="gr28" draw:text-style-name="P1" draw:layer="layout" svg:width="0.448cm" svg:height="0.448cm" draw:transform="skewX (0.00226892802759267) rotate (-0.605978316292432) translate (4.413cm 1.3cm)">
              <text:p/>
            </draw:circle>
            <draw:circle draw:style-name="gr29" draw:text-style-name="P1" draw:layer="layout" svg:width="0.492cm" svg:height="0.492cm" draw:transform="skewX (-0.00209439510239323) rotate (-0.607723645544425) translate (5.82cm 2.463cm)">
              <text:p/>
            </draw:circle>
            <draw:ellipse draw:style-name="gr30" draw:text-style-name="P1" draw:layer="layout" svg:width="0.464cm" svg:height="0.465cm" draw:transform="skewX (0.00209439510239313) rotate (-0.604756585816035) translate (3.057cm 1.516cm)">
              <text:p/>
            </draw:ellipse>
            <draw:line draw:style-name="gr31" draw:text-style-name="P1" draw:layer="layout" svg:x1="4.905cm" svg:y1="2.107cm" svg:x2="4.457cm" svg:y2="2.502cm">
              <text:p/>
            </draw:line>
            <draw:line draw:style-name="gr32" draw:text-style-name="P1" draw:layer="layout" svg:x1="5.509cm" svg:y1="2.804cm" svg:x2="4.594cm" svg:y2="2.815cm">
              <text:p/>
            </draw:line>
            <draw:line draw:style-name="gr33" draw:text-style-name="P1" draw:layer="layout" svg:x1="3.299cm" svg:y1="2.081cm" svg:x2="3.999cm" svg:y2="2.625cm">
              <text:p/>
            </draw:line>
            <draw:path draw:style-name="gr13" draw:text-style-name="P2" draw:layer="layout" svg:width="2.779cm" svg:height="0.567cm" draw:transform="skewX (-0.00104719755119663) rotate (1.43413704636374) translate (5.43203328989234cm 5.32086325303639cm)" svg:viewBox="0 0 2780 568" svg:d="M0 0c308 131 3263 1056 2711 225">
              <text:p/>
            </draw:path>
            <draw:path draw:style-name="gr13" draw:text-style-name="P2" draw:layer="layout" svg:width="3.24cm" svg:height="0.614cm" draw:transform="rotate (1.43466064513934) translate (5.33388719544071cm 5.30741892924249cm)" svg:viewBox="0 0 3241 615" svg:d="M0 99c308 132 3643 1150 3201-99">
              <text:p/>
            </draw:path>
            <draw:path draw:style-name="gr13" draw:text-style-name="P2" draw:layer="layout" svg:width="3.65cm" svg:height="1.277cm" draw:transform="skewX (-0.000349065850398882) rotate (1.43466064513934) translate (4.71402275916688cm 5.22276339376366cm)" svg:viewBox="0 0 3651 1278" svg:d="M0 725c308 131 3820 1540 3645-725">
              <text:p/>
            </draw:path>
            <draw:path draw:style-name="gr13" draw:text-style-name="P2" draw:layer="layout" svg:width="3.928cm" svg:height="1.849cm" draw:transform="skewX (0.00069813170079777) rotate (1.43500971098974) translate (4.15136850133793cm 5.14515510026944cm)" svg:viewBox="0 0 3929 1850" svg:d="M0 1292c308 132 4798 1776 3779-1292">
              <text:p/>
            </draw:path>
            <draw:circle draw:style-name="gr34" draw:text-style-name="P1" draw:layer="layout" svg:width="0.446cm" svg:height="0.445cm" draw:transform="skewX (-0.0022689280275926) rotate (-0.606676447993229) translate (5.519cm 1.947cm)">
              <text:p/>
            </draw:circle>
            <draw:line draw:style-name="gr35" draw:text-style-name="P1" draw:layer="layout" svg:x1="5.261cm" svg:y1="2.406cm" svg:x2="4.614cm" svg:y2="2.664cm">
              <text:p/>
            </draw:line>
            <draw:path draw:style-name="gr13" draw:text-style-name="P2" draw:layer="layout" svg:width="4.515cm" svg:height="3.427cm" draw:transform="skewX (0.000174532925199451) rotate (1.43500971098974) translate (2.7173525446417cm 4.9494809275612cm)" svg:viewBox="0 0 4516 3428" svg:d="M0 2740c1908 1020 3845 869 4410-210 339-646-164-2483-1091-2530">
              <text:p/>
            </draw:path>
            <draw:circle draw:style-name="gr36" draw:text-style-name="P1" draw:layer="layout" svg:width="0.445cm" svg:height="0.445cm" draw:transform="rotate (-0.604756585816035) translate (5.043cm 1.57cm)">
              <text:p/>
            </draw:circle>
            <draw:line draw:style-name="gr37" draw:text-style-name="P1" draw:layer="layout" svg:x1="3.835cm" svg:y1="1.875cm" svg:x2="4.108cm" svg:y2="2.456cm">
              <text:p/>
            </draw:line>
            <draw:ellipse draw:style-name="gr38" draw:text-style-name="P1" draw:layer="layout" svg:width="0.495cm" svg:height="0.494cm" draw:transform="skewX (0.00209439510239324) rotate (-0.604232987040437) translate (4.123cm 3.193cm)">
              <text:p/>
            </draw:ellipse>
            <draw:circle draw:style-name="gr39" draw:text-style-name="P1" draw:layer="layout" svg:width="0.493cm" svg:height="0.494cm" draw:transform="skewX (0.00401425727958702) rotate (-0.603709388264839) translate (4.867cm 3.263cm)">
              <text:p/>
            </draw:circle>
            <draw:line draw:style-name="gr40" draw:text-style-name="P1" draw:layer="layout" svg:x1="4.273cm" svg:y1="2.944cm" svg:x2="4.245cm" svg:y2="3.285cm">
              <text:p/>
            </draw:line>
            <draw:line draw:style-name="gr41" draw:text-style-name="P1" draw:layer="layout" svg:x1="4.932cm" svg:y1="3.892cm" svg:x2="4.904cm" svg:y2="4.233cm">
              <text:p/>
            </draw:line>
            <draw:line draw:style-name="gr42" draw:text-style-name="P1" draw:layer="layout" svg:x1="4.462cm" svg:y1="3.543cm" svg:x2="4.658cm" svg:y2="3.573cm">
              <text:p/>
            </draw:line>
            <draw:path draw:style-name="gr13" draw:text-style-name="P2" draw:layer="layout" svg:width="4.227cm" svg:height="2.658cm" draw:transform="skewX (-0.000174532925199407) rotate (1.43483517806454) translate (3.41425890085326cm 5.04489669954021cm)" svg:viewBox="0 0 4228 2659" svg:d="M0 2036c308 133 6016 2206 3658-2036">
              <text:p/>
            </draw:path>
          </draw:g>
          <draw:g>
            <draw:circle draw:style-name="gr43" draw:text-style-name="P1" draw:layer="layout" svg:width="0.493cm" svg:height="0.493cm" draw:transform="rotate (0.687659725285766) translate (3.53cm 5.473cm)">
              <text:p/>
            </draw:circle>
            <draw:line draw:style-name="gr44" draw:text-style-name="P1" draw:layer="layout" svg:x1="4.133cm" svg:y1="5.468cm" svg:x2="4.55cm" svg:y2="5.414cm">
              <text:p/>
            </draw:line>
            <draw:circle draw:style-name="gr45" draw:text-style-name="P1" draw:layer="layout" svg:width="0.494cm" svg:height="0.494cm" draw:transform="rotate (0.688008791136165) translate (1.681cm 5.574cm)">
              <text:p/>
            </draw:circle>
            <draw:circle draw:style-name="gr46" draw:text-style-name="P1" draw:layer="layout" svg:width="0.472cm" svg:height="0.472cm" draw:transform="rotate (0.68626346188417) translate (0.429cm 5.727cm)">
              <text:p/>
            </draw:circle>
            <draw:line draw:style-name="gr47" draw:text-style-name="P1" draw:layer="layout" svg:x1="1.176cm" svg:y1="5.259cm" svg:x2="1.775cm" svg:y2="5.503cm">
              <text:p/>
            </draw:line>
            <draw:ellipse draw:style-name="gr48" draw:text-style-name="P1" draw:layer="layout" svg:width="0.449cm" svg:height="0.448cm" draw:transform="rotate (0.687659725285766) translate (0.664cm 5.051cm)">
              <text:p/>
            </draw:ellipse>
            <draw:circle draw:style-name="gr49" draw:text-style-name="P1" draw:layer="layout" svg:width="0.492cm" svg:height="0.492cm" draw:transform="skewX (0.00209439510239323) rotate (0.690277719163757) translate (2.169cm 4.016cm)">
              <text:p/>
            </draw:circle>
            <draw:circle draw:style-name="gr50" draw:text-style-name="P1" draw:layer="layout" svg:width="0.465cm" svg:height="0.465cm" draw:transform="rotate (0.687834258210965) translate (0.501cm 6.415cm)">
              <text:p/>
            </draw:circle>
            <draw:line draw:style-name="gr51" draw:text-style-name="P1" draw:layer="layout" svg:x1="1.574cm" svg:y1="4.799cm" svg:x2="1.831cm" svg:y2="5.338cm">
              <text:p/>
            </draw:line>
            <draw:line draw:style-name="gr52" draw:text-style-name="P1" draw:layer="layout" svg:x1="2.411cm" svg:y1="4.408cm" svg:x2="2.172cm" svg:y2="5.291cm">
              <text:p/>
            </draw:line>
            <draw:line draw:style-name="gr53" draw:text-style-name="P1" draw:layer="layout" svg:x1="1.111cm" svg:y1="6.338cm" svg:x2="1.826cm" svg:y2="5.813cm">
              <text:p/>
            </draw:line>
            <draw:path draw:style-name="gr13" draw:text-style-name="P2" draw:layer="layout" svg:width="2.779cm" svg:height="0.568cm" draw:transform="skewX (-0.000698131700797769) rotate (2.72847321964274) translate (4.81105627892408cm 5.17040555904929cm)" svg:viewBox="0 0 2780 569" svg:d="M0 0c308 131 3263 1058 2711 227">
              <text:p/>
            </draw:path>
            <draw:path draw:style-name="gr13" draw:text-style-name="P2" draw:layer="layout" svg:width="3.241cm" svg:height="0.614cm" draw:transform="skewX (0.00122173047639601) rotate (2.72882228549313) translate (4.77165598134313cm 5.26007669500092cm)" svg:viewBox="0 0 3242 615" svg:d="M0 98c308 132 3644 1151 3201-98">
              <text:p/>
            </draw:path>
            <draw:path draw:style-name="gr13" draw:text-style-name="P2" draw:layer="layout" svg:width="3.65cm" svg:height="1.276cm" draw:transform="rotate (2.72882228549313) translate (4.52086184519802cm 5.83305745043677cm)" svg:viewBox="0 0 3651 1277" svg:d="M0 723c308 132 3820 1542 3645-723">
              <text:p/>
            </draw:path>
            <draw:path draw:style-name="gr13" draw:text-style-name="P2" draw:layer="layout" svg:width="3.928cm" svg:height="1.849cm" draw:transform="skewX (0.000523598775598196) rotate (2.72882228549313) translate (4.29204692173549cm 6.35429941638559cm)" svg:viewBox="0 0 3929 1850" svg:d="M0 1292c308 132 4798 1776 3779-1292">
              <text:p/>
            </draw:path>
            <draw:circle draw:style-name="gr54" draw:text-style-name="P1" draw:layer="layout" svg:width="0.445cm" svg:height="0.445cm" draw:transform="skewX (-0.00226892802759269) rotate (0.688357856986563) translate (1.589cm 4.164cm)">
              <text:p/>
            </draw:circle>
            <draw:line draw:style-name="gr55" draw:text-style-name="P1" draw:layer="layout" svg:x1="1.961cm" svg:y1="4.537cm" svg:x2="2.033cm" svg:y2="5.231cm">
              <text:p/>
            </draw:line>
            <draw:path draw:style-name="gr13" draw:text-style-name="P2" draw:layer="layout" svg:width="4.515cm" svg:height="3.427cm" draw:transform="rotate (2.72864775256793) translate (3.71125217847819cm 7.68058920749231cm)" svg:viewBox="0 0 4516 3428" svg:d="M0 2741c1908 1019 3845 868 4410-211 339-646-164-2484-1091-2530">
              <text:p/>
            </draw:path>
            <draw:circle draw:style-name="gr56" draw:text-style-name="P1" draw:layer="layout" svg:width="0.445cm" svg:height="0.445cm" draw:transform="rotate (0.688357856986563) translate (1.097cm 4.519cm)">
              <text:p/>
            </draw:circle>
            <draw:line draw:style-name="gr57" draw:text-style-name="P1" draw:layer="layout" svg:x1="1.059cm" svg:y1="5.764cm" svg:x2="1.693cm" svg:y2="5.661cm">
              <text:p/>
            </draw:line>
            <draw:circle draw:style-name="gr58" draw:text-style-name="P1" draw:layer="layout" svg:width="0.494cm" svg:height="0.494cm" draw:transform="rotate (0.688008791136165) translate (2.405cm 5.847cm)">
              <text:p/>
            </draw:circle>
            <draw:circle draw:style-name="gr59" draw:text-style-name="P1" draw:layer="layout" svg:width="0.494cm" svg:height="0.494cm" draw:transform="skewX (0.00209439510239314) rotate (0.689230521612561) translate (2.677cm 5.151cm)">
              <text:p/>
            </draw:circle>
            <draw:line draw:style-name="gr60" draw:text-style-name="P1" draw:layer="layout" svg:x1="2.208cm" svg:y1="5.636cm" svg:x2="2.528cm" svg:y2="5.756cm">
              <text:p/>
            </draw:line>
            <draw:line draw:style-name="gr61" draw:text-style-name="P1" draw:layer="layout" svg:x1="3.3cm" svg:y1="5.261cm" svg:x2="3.62cm" svg:y2="5.381cm">
              <text:p/>
            </draw:line>
            <draw:line draw:style-name="gr62" draw:text-style-name="P1" draw:layer="layout" svg:x1="2.837cm" svg:y1="5.617cm" svg:x2="2.919cm" svg:y2="5.437cm">
              <text:p/>
            </draw:line>
            <draw:path draw:style-name="gr13" draw:text-style-name="P2" draw:layer="layout" svg:width="4.226cm" svg:height="2.658cm" draw:transform="rotate (2.72864775256793) translate (3.99351103511698cm 7.03566448030855cm)" svg:viewBox="0 0 4227 2659" svg:d="M0 2037c308 132 6017 2206 3658-2037">
              <text:p/>
            </draw:path>
          </draw:g>
          <draw:g>
            <draw:circle draw:style-name="gr63" draw:text-style-name="P1" draw:layer="layout" svg:width="0.493cm" svg:height="0.493cm" draw:transform="skewX (0.0020943951023932) rotate (3.06863789085643) translate (5.976cm 6.759cm)">
              <text:p/>
            </draw:circle>
            <draw:line draw:style-name="gr64" draw:text-style-name="P1" draw:layer="layout" svg:x1="5.537cm" svg:y1="6.348cm" svg:x2="5.198cm" svg:y2="6.099cm">
              <text:p/>
            </draw:line>
            <draw:ellipse draw:style-name="gr65" draw:text-style-name="P1" draw:layer="layout" svg:width="0.493cm" svg:height="0.495cm" draw:transform="rotate (3.06444910065164) translate (7.382cm 7.965cm)">
              <text:p/>
            </draw:ellipse>
            <draw:ellipse draw:style-name="gr66" draw:text-style-name="P1" draw:layer="layout" svg:width="0.471cm" svg:height="0.47cm" draw:transform="skewX (0.00209439510239319) rotate (3.06933602255723) translate (8.394cm 8.717cm)">
              <text:p/>
            </draw:ellipse>
            <draw:line draw:style-name="gr67" draw:text-style-name="P1" draw:layer="layout" svg:x1="7.531cm" svg:y1="8.542cm" svg:x2="7.266cm" svg:y2="7.951cm">
              <text:p/>
            </draw:line>
            <draw:circle draw:style-name="gr68" draw:text-style-name="P1" draw:layer="layout" svg:width="0.448cm" svg:height="0.448cm" draw:transform="rotate (3.06793975915563) translate (7.757cm 9.045cm)">
              <text:p/>
            </draw:circle>
            <draw:circle draw:style-name="gr69" draw:text-style-name="P1" draw:layer="layout" svg:width="0.491cm" svg:height="0.491cm" draw:transform="skewX (-0.00209439510239318) rotate (3.06619442990364) translate (5.954cm 8.754cm)">
              <text:p/>
            </draw:circle>
            <draw:ellipse draw:style-name="gr70" draw:text-style-name="P1" draw:layer="layout" svg:width="0.464cm" svg:height="0.465cm" draw:transform="skewX (-0.0020943951023932) rotate (3.06392550187605) translate (8.817cm 8.172cm)">
              <text:p/>
            </draw:ellipse>
            <draw:line draw:style-name="gr71" draw:text-style-name="P1" draw:layer="layout" svg:x1="6.924cm" svg:y1="8.598cm" svg:x2="7.11cm" svg:y2="8.031cm">
              <text:p/>
            </draw:line>
            <draw:line draw:style-name="gr72" draw:text-style-name="P1" draw:layer="layout" svg:x1="6.049cm" svg:y1="8.303cm" svg:x2="6.833cm" svg:y2="7.83cm">
              <text:p/>
            </draw:line>
            <draw:line draw:style-name="gr73" draw:text-style-name="P1" draw:layer="layout" svg:x1="8.321cm" svg:y1="7.807cm" svg:x2="7.442cm" svg:y2="7.692cm">
              <text:p/>
            </draw:line>
            <draw:path draw:style-name="gr13" draw:text-style-name="P2" draw:layer="layout" svg:width="2.779cm" svg:height="0.565cm" draw:transform="skewX (-0.00139626340159546) rotate (-1.17687551461978) translate (4.84060508738436cm 6.09404160293199cm)" svg:viewBox="0 0 2780 566" svg:d="M0 0c308 131 3264 1054 2711 224">
              <text:p/>
            </draw:path>
            <draw:path draw:style-name="gr13" draw:text-style-name="P2" draw:layer="layout" svg:width="3.24cm" svg:height="0.614cm" draw:transform="skewX (-0.000349065850398844) rotate (-1.17582831706858) translate (4.93254316537476cm 6.0556773075872cm)" svg:viewBox="0 0 3241 615" svg:d="M0 100c308 131 3643 1149 3201-100">
              <text:p/>
            </draw:path>
            <draw:path draw:style-name="gr13" draw:text-style-name="P2" draw:layer="layout" svg:width="3.65cm" svg:height="1.277cm" draw:transform="skewX (-0.000698131700797714) rotate (-1.17582831706858) translate (5.50988436871596cm 5.81448764893307cm)" svg:viewBox="0 0 3651 1278" svg:d="M0 725c308 132 3819 1540 3645-725">
              <text:p/>
            </draw:path>
            <draw:path draw:style-name="gr13" draw:text-style-name="P2" draw:layer="layout" svg:width="3.928cm" svg:height="1.849cm" draw:transform="rotate (-1.17565378414338) translate (6.03480694814129cm 5.59577550656819cm)" svg:viewBox="0 0 3929 1850" svg:d="M0 1294c308 132 4798 1773 3779-1294">
              <text:p/>
            </draw:path>
            <draw:circle draw:style-name="gr74" draw:text-style-name="P1" draw:layer="layout" svg:width="0.445cm" svg:height="0.445cm" draw:transform="rotate (3.06741616038003) translate (6.475cm 9.047cm)">
              <text:p/>
            </draw:circle>
            <draw:line draw:style-name="gr75" draw:text-style-name="P1" draw:layer="layout" svg:x1="6.464cm" svg:y1="8.52cm" svg:x2="6.892cm" svg:y2="7.969cm">
              <text:p/>
            </draw:line>
            <draw:path draw:style-name="gr13" draw:text-style-name="P2" draw:layer="layout" svg:width="4.515cm" svg:height="3.427cm" draw:transform="rotate (-1.17547925121818) translate (7.36978488906485cm 5.03865516231492cm)" svg:viewBox="0 0 4516 3428" svg:d="M0 2741c1908 1019 3845 868 4410-211 339-646-164-2484-1091-2530">
              <text:p/>
            </draw:path>
            <draw:circle draw:style-name="gr76" draw:text-style-name="P1" draw:layer="layout" svg:width="0.446cm" svg:height="0.445cm" draw:transform="skewX (0.00226892802759263) rotate (3.06985962133283) translate (7.076cm 9.13cm)">
              <text:p/>
            </draw:circle>
            <draw:line draw:style-name="gr77" draw:text-style-name="P1" draw:layer="layout" svg:x1="7.964cm" svg:y1="8.256cm" svg:x2="7.435cm" svg:y2="7.893cm">
              <text:p/>
            </draw:line>
            <draw:circle draw:style-name="gr78" draw:text-style-name="P1" draw:layer="layout" svg:width="0.493cm" svg:height="0.494cm" draw:transform="skewX (0.00209439510239319) rotate (3.06863789085643) translate (7.047cm 7.266cm)">
              <text:p/>
            </draw:circle>
            <draw:ellipse draw:style-name="gr79" draw:text-style-name="P1" draw:layer="layout" svg:width="0.493cm" svg:height="0.495cm" draw:transform="skewX (-0.00209439510239322) rotate (3.06444910065164) translate (6.371cm 7.583cm)">
              <text:p/>
            </draw:ellipse>
            <draw:line draw:style-name="gr80" draw:text-style-name="P1" draw:layer="layout" svg:x1="7.045cm" svg:y1="7.556cm" svg:x2="6.896cm" svg:y2="7.248cm">
              <text:p/>
            </draw:line>
            <draw:line draw:style-name="gr81" draw:text-style-name="P1" draw:layer="layout" svg:x1="5.995cm" svg:y1="7.072cm" svg:x2="5.846cm" svg:y2="6.764cm">
              <text:p/>
            </draw:line>
            <draw:line draw:style-name="gr82" draw:text-style-name="P1" draw:layer="layout" svg:x1="6.577cm" svg:y1="7.135cm" svg:x2="6.393cm" svg:y2="7.209cm">
              <text:p/>
            </draw:line>
            <draw:path draw:style-name="gr13" draw:text-style-name="P2" draw:layer="layout" svg:width="4.227cm" svg:height="2.658cm" draw:transform="rotate (-1.17582831706858) translate (6.72165329649909cm 5.31018519638264cm)" svg:viewBox="0 0 4228 2659" svg:d="M0 2038c308 131 6018 2203 3657-2038">
              <text:p/>
            </draw:path>
          </draw:g>
          <draw:g>
            <draw:circle draw:style-name="gr83" draw:text-style-name="P1" draw:layer="layout" svg:width="0.494cm" svg:height="0.494cm" draw:transform="rotate (1.845685683984) translate (4.304cm 6.951cm)">
              <text:p/>
            </draw:circle>
            <draw:line draw:style-name="gr84" draw:text-style-name="P1" draw:layer="layout" svg:x1="4.541cm" svg:y1="6.397cm" svg:x2="4.659cm" svg:y2="5.993cm">
              <text:p/>
            </draw:line>
            <draw:ellipse draw:style-name="gr85" draw:text-style-name="P1" draw:layer="layout" svg:width="0.493cm" svg:height="0.495cm" draw:transform="skewX (-0.00209439510239323) rotate (1.84376582180681) translate (3.656cm 8.685cm)">
              <text:p/>
            </draw:ellipse>
            <draw:ellipse draw:style-name="gr86" draw:text-style-name="P1" draw:layer="layout" svg:width="0.47cm" svg:height="0.472cm" draw:transform="skewX (0.00209439510239319) rotate (1.84411488765721) translate (3.294cm 9.893cm)">
              <text:p/>
            </draw:ellipse>
            <draw:line draw:style-name="gr87" draw:text-style-name="P1" draw:layer="layout" svg:x1="3.164cm" svg:y1="9.022cm" svg:x2="3.628cm" svg:y2="8.571cm">
              <text:p/>
            </draw:line>
            <draw:circle draw:style-name="gr88" draw:text-style-name="P1" draw:layer="layout" svg:width="0.448cm" svg:height="0.448cm" draw:transform="rotate (1.84655834861) translate (2.769cm 9.407cm)">
              <text:p/>
            </draw:circle>
            <draw:circle draw:style-name="gr89" draw:text-style-name="P1" draw:layer="layout" svg:width="0.491cm" svg:height="0.491cm" draw:transform="rotate (1.84498755228321) translate (2.424cm 7.614cm)">
              <text:p/>
            </draw:circle>
            <draw:ellipse draw:style-name="gr90" draw:text-style-name="P1" draw:layer="layout" svg:width="0.464cm" svg:height="0.466cm" draw:transform="skewX (-0.00209439510239322) rotate (1.8455111510588) translate (3.953cm 10.104cm)">
              <text:p/>
            </draw:ellipse>
            <draw:line draw:style-name="gr91" draw:text-style-name="P1" draw:layer="layout" svg:x1="2.903cm" svg:y1="8.472cm" svg:x2="3.5cm" svg:y2="8.452cm">
              <text:p/>
            </draw:line>
            <draw:line draw:style-name="gr92" draw:text-style-name="P1" draw:layer="layout" svg:x1="2.881cm" svg:y1="7.548cm" svg:x2="3.594cm" svg:y2="8.122cm">
              <text:p/>
            </draw:line>
            <draw:line draw:style-name="gr93" draw:text-style-name="P1" draw:layer="layout" svg:x1="4.125cm" svg:y1="9.513cm" svg:x2="3.932cm" svg:y2="8.648cm">
              <text:p/>
            </draw:line>
            <draw:path draw:style-name="gr13" draw:text-style-name="P2" draw:layer="layout" svg:width="2.779cm" svg:height="0.567cm" draw:transform="skewX (-0.000523598775598306) rotate (-2.39686066176381) translate (4.54109290535989cm 5.65598968700515cm)" svg:viewBox="0 0 2780 568" svg:d="M0 0c308 131 3264 1056 2711 225">
              <text:p/>
            </draw:path>
            <draw:path draw:style-name="gr13" draw:text-style-name="P2" draw:layer="layout" svg:width="3.24cm" svg:height="0.614cm" draw:transform="rotate (-2.39616253006302) translate (4.60752789742893cm 5.72795951824069cm)" svg:viewBox="0 0 3241 615" svg:d="M0 97c308 133 3643 1152 3201-97">
              <text:p/>
            </draw:path>
            <draw:path draw:style-name="gr13" draw:text-style-name="P2" draw:layer="layout" svg:width="3.65cm" svg:height="1.276cm" draw:transform="skewX (0.000349065850398951) rotate (-2.39598799713782) translate (5.03124820307717cm 6.18716589548201cm)" svg:viewBox="0 0 3651 1277" svg:d="M0 723c308 131 3820 1542 3645-723">
              <text:p/>
            </draw:path>
            <draw:path draw:style-name="gr13" draw:text-style-name="P2" draw:layer="layout" svg:width="3.928cm" svg:height="1.848cm" draw:transform="skewX (0.000523598775598217) rotate (-2.39598799713782) translate (5.41723960115016cm 6.60553553488388cm)" svg:viewBox="0 0 3929 1849" svg:d="M0 1292c308 132 4798 1775 3779-1292">
              <text:p/>
            </draw:path>
            <draw:circle draw:style-name="gr94" draw:text-style-name="P1" draw:layer="layout" svg:width="0.446cm" svg:height="0.446cm" draw:transform="rotate (1.845685683984) translate (2.327cm 8.204cm)">
              <text:p/>
            </draw:circle>
            <draw:line draw:style-name="gr95" draw:text-style-name="P1" draw:layer="layout" svg:x1="2.818cm" svg:y1="8.012cm" svg:x2="3.482cm" svg:y2="8.224cm">
              <text:p/>
            </draw:line>
            <draw:path draw:style-name="gr13" draw:text-style-name="P2" draw:layer="layout" svg:width="4.514cm" svg:height="3.427cm" draw:transform="skewX (0.000872664625997249) rotate (-2.39581346421262) translate (6.39773989013704cm 7.66942831542174cm)" svg:viewBox="0 0 4515 3428" svg:d="M0 2738c1908 1022 3845 871 4409-207 339-647-164-2484-1091-2531">
              <text:p/>
            </draw:path>
            <draw:circle draw:style-name="gr96" draw:text-style-name="P1" draw:layer="layout" svg:width="0.445cm" svg:height="0.446cm" draw:transform="skewX (-0.00226892802759253) rotate (1.84359128888161) translate (2.454cm 8.797cm)">
              <text:p/>
            </draw:circle>
            <draw:line draw:style-name="gr97" draw:text-style-name="P1" draw:layer="layout" svg:x1="3.581cm" svg:y1="9.331cm" svg:x2="3.74cm" svg:y2="8.709cm">
              <text:p/>
            </draw:line>
            <draw:circle draw:style-name="gr98" draw:text-style-name="P1" draw:layer="layout" svg:width="0.495cm" svg:height="0.495cm" draw:transform="skewX (-0.00209439510239323) rotate (1.84516208520841) translate (4.196cm 8.13cm)">
              <text:p/>
            </draw:circle>
            <draw:circle draw:style-name="gr99" draw:text-style-name="P1" draw:layer="layout" svg:width="0.495cm" svg:height="0.495cm" draw:transform="skewX (-0.00209439510239323) rotate (1.84516208520841) translate (3.667cm 7.604cm)">
              <text:p/>
            </draw:circle>
            <draw:line draw:style-name="gr100" draw:text-style-name="P1" draw:layer="layout" svg:x1="3.923cm" svg:y1="8.227cm" svg:x2="4.162cm" svg:y2="7.981cm">
              <text:p/>
            </draw:line>
            <draw:line draw:style-name="gr101" draw:text-style-name="P1" draw:layer="layout" svg:x1="4.018cm" svg:y1="7.077cm" svg:x2="4.257cm" svg:y2="6.831cm">
              <text:p/>
            </draw:line>
            <draw:line draw:style-name="gr102" draw:text-style-name="P1" draw:layer="layout" svg:x1="4.159cm" svg:y1="7.644cm" svg:x2="4.027cm" svg:y2="7.496cm">
              <text:p/>
            </draw:line>
            <draw:path draw:style-name="gr13" draw:text-style-name="P2" draw:layer="layout" svg:width="4.226cm" svg:height="2.657cm" draw:transform="skewX (0.00017453292519961) rotate (-2.39616253006302) translate (5.92156549632609cm 7.1524076511888cm)" svg:viewBox="0 0 4227 2658" svg:d="M0 2036c308 132 6017 2207 3657-2036">
              <text:p/>
            </draw:path>
          </draw:g>
        </draw:g>
        <draw:frame draw:style-name="gr103" draw:text-style-name="P3" draw:layer="layout" svg:width="1.435cm" svg:height="2.608cm" draw:transform="skewX (0.000349065850398825) rotate (-1.0470230182714) translate (8.91cm 0.412cm)">
          <draw:image xlink:href="Pictures/10000201000001E0000001E0F75CA4C98ED4CD8D.png" xlink:type="simple" xlink:show="embed" xlink:actuate="onLoad">
            <text:p/>
          </draw:image>
        </draw:frame>
        <draw:frame draw:style-name="gr104" draw:text-style-name="P3" draw:layer="layout" svg:width="1.765cm" svg:height="1.766cm" draw:transform="rotate (0.247313155007596) translate (0.51cm 1.239cm)">
          <draw:image xlink:href="Pictures/10000201000001E0000001E0E7B632359A8778B6.png" xlink:type="simple" xlink:show="embed" xlink:actuate="onLoad">
            <text:p/>
          </draw:image>
        </draw:frame>
        <presentation:notes draw:style-name="dp2">
          <draw:page-thumbnail draw:style-name="gr10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9cm" fo:margin-bottom="0cm" fo:text-indent="0cm"/>
      <style:text-properties fo:font-size="1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4cm" fo:margin-bottom="0cm" fo:text-indent="0cm"/>
      <style:text-properties fo:font-size="15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10.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6.875cm" svg:height="7.047cm" svg:x="2.209cm" svg:y="2.397cm"/>
      <draw:page-thumbnail draw:layer="backgroundobjects" svg:width="6.875cm" svg:height="7.047cm" svg:x="2.209cm" svg:y="10.445cm"/>
      <draw:page-thumbnail draw:layer="backgroundobjects" svg:width="6.875cm" svg:height="7.047cm" svg:x="2.209cm" svg:y="18.493cm"/>
      <draw:page-thumbnail draw:layer="backgroundobjects" svg:width="6.875cm" svg:height="7.047cm" svg:x="12.504cm" svg:y="2.397cm"/>
      <draw:page-thumbnail draw:layer="backgroundobjects" svg:width="6.875cm" svg:height="7.047cm" svg:x="12.504cm" svg:y="10.445cm"/>
      <draw:page-thumbnail draw:layer="backgroundobjects" svg:width="6.875cm" svg:height="7.047cm" svg:x="12.504cm" svg:y="18.493cm"/>
    </style:handout-master>
    <style:master-page style:name="Default" style:page-layout-name="PM1" draw:style-name="Mdp1">
      <draw:frame presentation:style-name="Default-title" draw:layer="backgroundobjects" svg:width="9cm" svg:height="1.71cm" svg:x="0.5cm" svg:y="0.408cm" presentation:class="title" presentation:placeholder="true">
        <draw:text-box/>
      </draw:frame>
      <draw:frame presentation:style-name="Default-outline1" draw:layer="backgroundobjects" svg:width="9cm" svg:height="5.944cm" svg:x="0.5cm" svg:y="2.398cm" presentation:class="outline" presentation:placeholder="true">
        <draw:text-box/>
      </draw:frame>
      <draw:frame presentation:style-name="Mpr1" draw:text-style-name="MP2" draw:layer="backgroundobjects" svg:width="2.33cm" svg:height="0.706cm" svg:x="0.5cm" svg:y="9.33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17cm" svg:height="0.706cm" svg:x="3.42cm" svg:y="9.33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33cm" svg:height="0.706cm" svg:x="7.17cm" svg:y="9.33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4:26:32.109169128</meta:creation-date>
    <dc:date>2019-08-31T14:30:12.052170412</dc:date>
    <meta:editing-duration>PT3M40S</meta:editing-duration>
    <meta:editing-cycles>1</meta:editing-cycles>
    <meta:document-statistic meta:object-count="162"/>
    <meta:generator>LibreOffice/6.0.7.3$Linux_X86_64 LibreOffice_project/00m0$Build-3</meta:generator>
  </office:meta>
</office:document-meta>
</file>